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ohit Devanagari2" svg:font-family="'Lohit Devanagari'"/>
    <style:font-face style:name="Symbol" svg:font-family="Symbol"/>
    <style:font-face style:name="Times New Roman" svg:font-family="'Times New Roman'"/>
    <style:font-face style:name="TimesNewRoman" svg:font-family="TimesNewRoman"/>
    <style:font-face style:name="TimesNewRomanPS" svg:font-family="TimesNewRomanP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1cf8c0" officeooo:paragraph-rsid="001cf8c0" style:font-weight-asian="normal" style:font-weight-complex="normal"/>
    </style:style>
    <style:style style:name="P2" style:family="paragraph" style:parent-style-name="Preformatted_20_Text">
      <style:text-properties fo:font-weight="normal" officeooo:rsid="001cf8c0" officeooo:paragraph-rsid="002556c1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1cf8c0" officeooo:paragraph-rsid="001cf8c0"/>
    </style:style>
    <style:style style:name="P5" style:family="paragraph" style:parent-style-name="Standard">
      <style:text-properties fo:font-weight="normal" officeooo:rsid="001cf8c0" officeooo:paragraph-rsid="001cf8c0" style:font-weight-asian="normal" style:font-weight-complex="normal"/>
    </style:style>
    <style:style style:name="P6" style:family="paragraph" style:parent-style-name="Standard">
      <style:text-properties fo:font-weight="normal" officeooo:rsid="001cf8c0" officeooo:paragraph-rsid="002556c1" style:font-weight-asian="normal" style:font-weight-complex="normal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6c1" style:font-weight-asian="bold" style:font-weight-complex="bold"/>
    </style:style>
    <style:style style:name="T3" style:family="text">
      <style:text-properties officeooo:rsid="002556c1"/>
    </style:style>
    <style:style style:name="T4" style:family="text">
      <style:text-properties fo:font-weight="normal" officeooo:rsid="002556c1" style:font-weight-asian="normal" style:font-weight-complex="normal"/>
    </style:style>
    <style:style style:name="T5" style:family="text">
      <style:text-properties fo:color="#000000" style:font-name="Times New Roman" fo:font-size="12pt" style:font-size-asian="12pt" style:font-name-complex="Times New Roman" style:font-size-complex="12pt"/>
    </style:style>
    <style:style style:name="T6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7" style:family="text">
      <style:text-properties fo:color="#000000" style:font-name="Times New Roman" fo:font-size="14.1000003814697pt" fo:font-weight="bold" style:font-size-asian="14.1000003814697pt" style:font-name-complex="Times New Roman" style:font-size-complex="14.1000003814697pt" style:font-weight-complex="bold"/>
    </style:style>
    <style:style style:name="T8" style:family="text">
      <style:text-properties fo:color="#000000" style:font-name="Times New Roman" fo:font-size="14.1000003814697pt" style:font-size-asian="14.1000003814697pt" style:font-name-complex="Times New Roman" style:font-size-complex="14.1000003814697pt"/>
    </style:style>
    <style:style style:name="T9" style:family="text">
      <style:text-properties fo:color="#000000" style:font-name="Arial" fo:font-size="12pt" style:font-size-asian="12pt" style:font-name-complex="Arial" style:font-size-complex="12pt"/>
    </style:style>
    <style:style style:name="T10" style:family="text">
      <style:text-properties fo:color="#0000ff" style:font-name="Times New Roman" fo:font-size="12pt" style:font-size-asian="12pt" style:font-name-complex="Times New Roman" style:font-size-complex="12pt"/>
    </style:style>
    <style:style style:name="T11" style:family="text">
      <style:text-properties fo:color="#000000" style:font-name="Symbol" fo:font-size="10pt" style:font-size-asian="10pt" style:font-name-complex="Symbol" style:font-size-complex="10pt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Courier New" fo:font-size="10pt" style:font-size-asian="10pt" style:font-name-complex="Courier New" style:font-size-complex="10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626cm" fo:padding-top="0cm" fo:padding-bottom="0cm" fo:padding-left="0cm" fo:padding-right="0cm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91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801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54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589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757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3cm" fo:min-width="0.388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3.025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3.602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0.42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523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637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692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396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38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373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771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0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653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812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solid" draw:fill-color="#0000ff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0.038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3cm" fo:min-width="0.349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5cm" fo:min-width="0.349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0.5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2.85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2.046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048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.543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505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9.611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769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903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272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06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solid" draw:fill-color="#000000" style:run-through="foreground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8.858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558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576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559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6.251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931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753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6.245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g text:anchor-type="paragraph" draw:z-index="0" draw:name="Shape1" draw:style-name="gr1"><draw:frame draw:style-name="gr10" draw:text-style-name="P10" svg:width="3.153cm" svg:height="0.558cm" svg:x="6.056cm" svg:y="0cm"><draw:text-box><text:p text:style-name="P7"><text:span text:style-name="T7">EXERCISE 9 </text:span></text:p></draw:text-box></draw:frame><draw:frame draw:style-name="gr11" draw:text-style-name="P10" svg:width="0.495cm" svg:height="0.558cm" svg:x="9.867cm" svg:y="0cm"><draw:text-box><text:p text:style-name="P7"><text:span text:style-name="T7"><text:s/></text:span></text:p></draw:text-box></draw:frame><draw:frame draw:style-name="gr12" draw:text-style-name="P10" svg:width="3.603cm" svg:height="0.574cm" svg:x="12.483cm" svg:y="0.91cm"><draw:text-box><text:p text:style-name="P7"><text:span text:style-name="T8">Date: 03/10/2025</text:span></text:p></draw:text-box></draw:frame><draw:frame draw:style-name="gr6" draw:text-style-name="P8" svg:width="0.422cm" svg:height="0.472cm" svg:x="0.637cm" svg:y="1.833cm"><draw:text-box><text:p text:style-name="P7"><text:span text:style-name="T5">1.</text:span></text:p></draw:text-box></draw:frame><draw:frame draw:style-name="gr13" draw:text-style-name="P8" svg:width="0.422cm" svg:height="0.475cm" svg:x="0.955cm" svg:y="1.827cm"><draw:text-box><text:p text:style-name="P7"><text:span text:style-name="T9"><text:s/></text:span></text:p></draw:text-box></draw:frame><draw:frame draw:style-name="gr14" draw:text-style-name="P8" svg:width="4.527cm" svg:height="0.472cm" svg:x="1.272cm" svg:y="1.833cm"><draw:text-box><text:p text:style-name="P7"><text:span text:style-name="T5"><text:s text:c="4"/></text:span><text:span text:style-name="T5">Name <text:s text:c="19"/>Type </text:span></text:p></draw:text-box></draw:frame><draw:frame draw:style-name="gr15" draw:text-style-name="P8" svg:width="5.638cm" svg:height="0.472cm" svg:x="0.002cm" svg:y="2.748cm"><draw:text-box><text:p text:style-name="P7"><text:span text:style-name="T5"><text:s/></text:span><text:span text:style-name="T5">---------- ---- <text:s text:c="6"/>------------------ <text:s/></text:span></text:p></draw:text-box></draw:frame><draw:frame draw:style-name="gr16" draw:text-style-name="P8" svg:width="5.744cm" svg:height="0.472cm" svg:x="0.002cm" svg:y="3.658cm"><draw:text-box><text:p text:style-name="P7"><text:span text:style-name="T5">EMPNO <text:s text:c="16"/>NUMBER(6) </text:span></text:p></draw:text-box></draw:frame><draw:frame draw:style-name="gr17" draw:text-style-name="P8" svg:width="6.485cm" svg:height="0.472cm" svg:x="0.002cm" svg:y="4.572cm"><draw:text-box><text:p text:style-name="P7"><text:span text:style-name="T5"><text:s/></text:span><text:span text:style-name="T5">ENAME <text:s text:c="15"/>VARCHAR2(20) </text:span></text:p></draw:text-box></draw:frame><draw:frame draw:style-name="gr18" draw:text-style-name="P8" svg:width="6.458cm" svg:height="0.472cm" svg:x="0.002cm" svg:y="5.482cm"><draw:text-box><text:p text:style-name="P7"><text:span text:style-name="T5"><text:s/></text:span><text:span text:style-name="T5">JOB <text:s text:c="22"/>VARCHAR2(10) </text:span></text:p></draw:text-box></draw:frame><draw:frame draw:style-name="gr19" draw:text-style-name="P8" svg:width="6.458cm" svg:height="0.472cm" svg:x="0.002cm" svg:y="6.398cm"><draw:text-box><text:p text:style-name="P7"><text:span text:style-name="T5">DEPT <text:s text:c="20"/>VARCHAR2(10) </text:span></text:p></draw:text-box></draw:frame><draw:frame draw:style-name="gr20" draw:text-style-name="P8" svg:width="5.85cm" svg:height="0.472cm" svg:x="0.002cm" svg:y="7.308cm"><draw:text-box><text:p text:style-name="P7"><text:span text:style-name="T5"><text:s/></text:span><text:span text:style-name="T5">DEPTNO <text:s text:c="13"/>NUMBER(3) <text:s/></text:span></text:p></draw:text-box></draw:frame><draw:frame draw:style-name="gr21" draw:text-style-name="P8" svg:width="6.114cm" svg:height="0.472cm" svg:x="0.002cm" svg:y="8.221cm"><draw:text-box><text:p text:style-name="P7"><text:span text:style-name="T5"><text:s/></text:span><text:span text:style-name="T5">SAL <text:s text:c="22"/>NUMBER(7,2) </text:span></text:p></draw:text-box></draw:frame><draw:frame draw:style-name="gr22" draw:text-style-name="P8" svg:width="15.654cm" svg:height="0.472cm" svg:x="0.002cm" svg:y="9.137cm"><draw:text-box><text:p text:style-name="P7"><text:span text:style-name="T5">Create a table called EMP with the following structure. <text:s/>Update any one attribute then show </text:span></text:p></draw:text-box></draw:frame><draw:frame draw:style-name="gr23" draw:text-style-name="P8" svg:width="7.813cm" svg:height="0.472cm" svg:x="0.002cm" svg:y="9.696cm"><draw:text-box><text:p text:style-name="P7"><text:span text:style-name="T5">the result of following transaction operations. </text:span></text:p></draw:text-box></draw:frame><draw:polygon draw:style-name="gr24" draw:text-style-name="P11" svg:width="2.024cm" svg:height="0.021cm" svg:x="7.7cm" svg:y="11.029cm" svg:viewBox="0 0 2025 22" draw:points="0,22 2025,22 2025,0 0,0"><text:p/></draw:polygon><draw:frame draw:style-name="gr25" draw:text-style-name="P8" svg:width="10.039cm" svg:height="0.472cm" svg:x="0.002cm" svg:y="10.606cm"><draw:text-box><text:p text:style-name="P7"><text:span text:style-name="T5">These statements provide control over use of </text:span><text:span text:style-name="T10">transactions</text:span><text:span text:style-name="T5">: <text:s/></text:span></text:p></draw:text-box></draw:frame><draw:frame draw:style-name="gr26" draw:text-style-name="P12" svg:width="0.35cm" svg:height="0.354cm" svg:x="0.637cm" svg:y="11.763cm"><draw:text-box><text:p text:style-name="P7"><text:span text:style-name="T11"></text:span></text:p></draw:text-box></draw:frame><draw:frame draw:style-name="gr27" draw:text-style-name="P12" svg:width="0.352cm" svg:height="0.399cm" svg:x="0.798cm" svg:y="11.719cm"><draw:text-box><text:p text:style-name="P7"><text:span text:style-name="T12"><text:s/></text:span></text:p></draw:text-box></draw:frame><draw:frame draw:style-name="gr28" draw:text-style-name="P8" svg:width="10.559cm" svg:height="0.472cm" svg:x="1.272cm" svg:y="11.661cm"><draw:text-box><text:p text:style-name="P7"><text:span text:style-name="T5">START TRANSACTION or BEGIN start a new transaction. <text:s/></text:span></text:p></draw:text-box></draw:frame><draw:frame draw:style-name="gr26" draw:text-style-name="P12" svg:width="0.35cm" svg:height="0.354cm" svg:x="0.637cm" svg:y="12.247cm"><draw:text-box><text:p text:style-name="P7"><text:span text:style-name="T11"></text:span></text:p></draw:text-box></draw:frame><draw:frame draw:style-name="gr27" draw:text-style-name="P12" svg:width="0.352cm" svg:height="0.398cm" svg:x="0.798cm" svg:y="12.203cm"><draw:text-box><text:p text:style-name="P7"><text:span text:style-name="T12"><text:s/></text:span></text:p></draw:text-box></draw:frame><draw:frame draw:style-name="gr29" draw:text-style-name="P8" svg:width="12.851cm" svg:height="0.472cm" svg:x="1.272cm" svg:y="12.143cm"><draw:text-box><text:p text:style-name="P7"><text:span text:style-name="T5">COMMIT commits the current transaction, making its changes permanent. <text:s/></text:span></text:p></draw:text-box></draw:frame><draw:frame draw:style-name="gr26" draw:text-style-name="P12" svg:width="0.35cm" svg:height="0.354cm" svg:x="0.637cm" svg:y="12.734cm"><draw:text-box><text:p text:style-name="P7"><text:span text:style-name="T11"></text:span></text:p></draw:text-box></draw:frame><draw:frame draw:style-name="gr27" draw:text-style-name="P12" svg:width="0.352cm" svg:height="0.398cm" svg:x="0.798cm" svg:y="12.689cm"><draw:text-box><text:p text:style-name="P7"><text:span text:style-name="T12"><text:s/></text:span></text:p></draw:text-box></draw:frame><draw:frame draw:style-name="gr30" draw:text-style-name="P8" svg:width="12.046cm" svg:height="0.472cm" svg:x="1.272cm" svg:y="12.629cm"><draw:text-box><text:p text:style-name="P7"><text:span text:style-name="T5">ROLLBACK rolls back the current transaction, canceling its changes. <text:s/></text:span></text:p></draw:text-box></draw:frame><draw:frame draw:style-name="gr26" draw:text-style-name="P12" svg:width="0.35cm" svg:height="0.354cm" svg:x="0.637cm" svg:y="13.22cm"><draw:text-box><text:p text:style-name="P7"><text:span text:style-name="T11"></text:span></text:p></draw:text-box></draw:frame><draw:frame draw:style-name="gr27" draw:text-style-name="P12" svg:width="0.352cm" svg:height="0.398cm" svg:x="0.798cm" svg:y="13.176cm"><draw:text-box><text:p text:style-name="P7"><text:span text:style-name="T12"><text:s/></text:span></text:p></draw:text-box></draw:frame><draw:frame draw:style-name="gr31" draw:text-style-name="P8" svg:width="15.049cm" svg:height="0.472cm" svg:x="1.272cm" svg:y="13.116cm"><draw:text-box><text:p text:style-name="P7"><text:span text:style-name="T5">SET <text:s/>autocommit <text:s/>disables <text:s/>or <text:s/>enables <text:s/>the <text:s/>default <text:s/>autocommit <text:s/>mode <text:s/>for <text:s/>the <text:s/>current </text:span></text:p></draw:text-box></draw:frame><draw:frame draw:style-name="gr32" draw:text-style-name="P8" svg:width="1.544cm" svg:height="0.472cm" svg:x="1.272cm" svg:y="13.605cm"><draw:text-box><text:p text:style-name="P7"><text:span text:style-name="T5">session. <text:s/></text:span></text:p></draw:text-box></draw:frame><draw:polygon draw:style-name="gr24" draw:text-style-name="P11" svg:width="2.025cm" svg:height="0.021cm" svg:x="5.175cm" svg:y="15.009cm" svg:viewBox="0 0 2026 22" draw:points="0,22 2026,22 2026,0 0,0"><text:p/></draw:polygon><draw:frame draw:style-name="gr33" draw:text-style-name="P8" svg:width="15.505cm" svg:height="0.472cm" svg:x="0.002cm" svg:y="14.586cm"><draw:text-box><text:p text:style-name="P7"><text:span text:style-name="T5">By default, MySQL runs with </text:span><text:span text:style-name="T10">autocommit</text:span><text:span text:style-name="T5"> mode enabled. <text:s/>To force MySQL not to commit </text:span></text:p></draw:text-box></draw:frame><draw:frame draw:style-name="gr34" draw:text-style-name="P8" svg:width="9.612cm" svg:height="0.472cm" svg:x="0.002cm" svg:y="15.072cm"><draw:text-box><text:p text:style-name="P7"><text:span text:style-name="T5">changes automatically, you use the following statement: </text:span></text:p></draw:text-box></draw:frame><draw:frame draw:style-name="gr6" draw:text-style-name="P8" svg:width="0.424cm" svg:height="0.472cm" svg:x="0.081cm" svg:y="16.131cm"><draw:text-box><text:p text:style-name="P7"><text:span text:style-name="T5"><text:s/></text:span></text:p></draw:text-box></draw:frame><draw:frame draw:style-name="gr35" draw:text-style-name="P8" svg:width="3.77cm" svg:height="0.472cm" svg:x="0.401cm" svg:y="16.131cm"><draw:text-box><text:p text:style-name="P7"><text:span text:style-name="T5">SET autocommit = 0; </text:span></text:p></draw:text-box></draw:frame><draw:frame draw:style-name="gr36" draw:text-style-name="P8" svg:width="14.904cm" svg:height="0.472cm" svg:x="0.002cm" svg:y="17.212cm"><draw:text-box><text:p text:style-name="P7"><text:span text:style-name="T5">To <text:s/>disable <text:s/>autocommit <text:s/>mode <text:s/>implicitly <text:s/>for <text:s/>a <text:s/>single <text:s/>series <text:s/>of <text:s/>statements, <text:s/>use <text:s/>the </text:span></text:p></draw:text-box></draw:frame><draw:frame draw:style-name="gr37" draw:text-style-name="P12" svg:width="1.273cm" svg:height="0.399cm" svg:x="14.865cm" svg:y="17.297cm"><draw:text-box><text:p text:style-name="P7"><text:span text:style-name="T13">START </text:span></text:p></draw:text-box></draw:frame><draw:frame draw:style-name="gr38" draw:text-style-name="P12" svg:width="2.331cm" svg:height="0.399cm" svg:x="0.002cm" svg:y="17.796cm"><draw:text-box><text:p text:style-name="P7"><text:span text:style-name="T13">TRANSACTION</text:span></text:p></draw:text-box></draw:frame><draw:frame draw:style-name="gr39" draw:text-style-name="P8" svg:width="2.061cm" svg:height="0.472cm" svg:x="2.33cm" svg:y="17.711cm"><draw:text-box><text:p text:style-name="P7"><text:span text:style-name="T5"><text:s/></text:span><text:span text:style-name="T5">statement: <text:s/></text:span></text:p></draw:text-box></draw:frame><draw:frame draw:style-name="gr6" draw:text-style-name="P8" svg:width="0.422cm" svg:height="0.472cm" svg:x="0.637cm" svg:y="18.694cm"><draw:text-box><text:p text:style-name="P7"><text:span text:style-name="T5">2.</text:span></text:p></draw:text-box></draw:frame><draw:frame draw:style-name="gr13" draw:text-style-name="P8" svg:width="0.422cm" svg:height="0.475cm" svg:x="0.955cm" svg:y="18.687cm"><draw:text-box><text:p text:style-name="P7"><text:span text:style-name="T9"><text:s/></text:span></text:p></draw:text-box></draw:frame><draw:polygon draw:style-name="gr40" draw:text-style-name="P13" svg:width="1.504cm" svg:height="0.022cm" svg:x="2.833cm" svg:y="19.116cm" svg:viewBox="0 0 1505 23" draw:points="0,23 1505,23 1505,0 0,0"><text:p/></draw:polygon><draw:frame draw:style-name="gr41" draw:text-style-name="P8" svg:width="8.859cm" svg:height="0.472cm" svg:x="1.272cm" svg:y="18.694cm"><draw:text-box><text:p text:style-name="P7"><text:span text:style-name="T5">Product (BarCode, PName, Price, QuantityInStock) </text:span></text:p></draw:text-box></draw:frame><draw:polygon draw:style-name="gr40" draw:text-style-name="P13" svg:width="1.173cm" svg:height="0.021cm" svg:x="0.976cm" svg:y="19.946cm" svg:viewBox="0 0 1174 22" draw:points="0,22 1174,22 1174,0 0,0"><text:p/></draw:polygon><draw:frame draw:style-name="gr42" draw:text-style-name="P8" svg:width="7.559cm" svg:height="0.472cm" svg:x="0.002cm" svg:y="19.523cm"><draw:text-box><text:p text:style-name="P7"><text:span text:style-name="T5">Sale (SaleID, DeliveryAddress, CreditCard) </text:span></text:p></draw:text-box></draw:frame><draw:polygon draw:style-name="gr40" draw:text-style-name="P13" svg:width="2.896cm" svg:height="0.021cm" svg:x="1.75cm" svg:y="20.78cm" svg:viewBox="0 0 2897 22" draw:points="0,22 2897,22 2897,0 0,0"><text:p/></draw:polygon><draw:frame draw:style-name="gr43" draw:text-style-name="P8" svg:width="6.577cm" svg:height="0.472cm" svg:x="0.002cm" svg:y="20.357cm"><draw:text-box><text:p text:style-name="P7"><text:span text:style-name="T5">SaleItem (SaleID, BarCode, Quantity) </text:span></text:p></draw:text-box></draw:frame><draw:frame draw:style-name="gr6" draw:text-style-name="P8" svg:width="0.422cm" svg:height="0.472cm" svg:x="0.002cm" svg:y="21.183cm"><draw:text-box><text:p text:style-name="P7"><text:span text:style-name="T5"><text:s/></text:span></text:p></draw:text-box></draw:frame><draw:frame draw:style-name="gr44" draw:text-style-name="P8" svg:width="15.56cm" svg:height="0.472cm" svg:x="0.002cm" svg:y="21.669cm"><draw:text-box><text:p text:style-name="P7"><text:span text:style-name="T5">(i). Create a trigger called updateAvailableQuantity that updates the quantity in stock in the </text:span></text:p></draw:text-box></draw:frame><draw:frame draw:style-name="gr45" draw:text-style-name="P8" svg:width="16.251cm" svg:height="0.472cm" svg:x="0.002cm" svg:y="22.156cm"><draw:text-box><text:p text:style-name="P7"><text:span text:style-name="T5">Product table, for every product sold. The trigger should be executed after each insert operation </text:span></text:p></draw:text-box></draw:frame><draw:frame draw:style-name="gr46" draw:text-style-name="P8" svg:width="15.932cm" svg:height="0.472cm" svg:x="0.002cm" svg:y="22.643cm"><draw:text-box><text:p text:style-name="P7"><text:span text:style-name="T5">on the SaleItem table: for the product with the given barcode (the one inserted into SaleItem), </text:span></text:p></draw:text-box></draw:frame><draw:frame draw:style-name="gr47" draw:text-style-name="P8" svg:width="15.754cm" svg:height="0.472cm" svg:x="0.002cm" svg:y="23.13cm"><draw:text-box><text:p text:style-name="P7"><text:span text:style-name="T5">update the available quantity in Product table to be the old quantity minus the sold quantity. <text:s/></text:span></text:p></draw:text-box></draw:frame><draw:frame draw:style-name="gr6" draw:text-style-name="P8" svg:width="0.422cm" svg:height="0.472cm" svg:x="0.002cm" svg:y="23.617cm"><draw:text-box><text:p text:style-name="P7"><text:span text:style-name="T5"><text:s/></text:span></text:p></draw:text-box></draw:frame><draw:frame draw:style-name="gr48" draw:text-style-name="P8" svg:width="16.246cm" svg:height="0.472cm" svg:x="0.002cm" svg:y="24.104cm"><draw:text-box><text:p text:style-name="P7"><text:span text:style-name="T5">(ii). <text:s/>Create <text:s/>a <text:s/>stored <text:s/>procedure <text:s/>called <text:s/>spInsertProduct <text:s/>that <text:s/>inserts <text:s/>a <text:s/>new <text:s/>product <text:s/>into <text:s/>the 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Shape2" draw:style-name="gr1"><draw:frame draw:style-name="gr2" draw:text-style-name="P8" svg:width="15.627cm" svg:height="0.472cm" svg:x="0.002cm" svg:y="0cm"><draw:text-box><text:p text:style-name="P7"><text:span text:style-name="T5">database, under some conditions. The stored procedure has as input parameters the barcode, </text:span></text:p></draw:text-box></draw:frame><draw:frame draw:style-name="gr3" draw:text-style-name="P8" svg:width="15.92cm" svg:height="0.472cm" svg:x="0.002cm" svg:y="0.487cm"><draw:text-box><text:p text:style-name="P7"><text:span text:style-name="T5">the product name, price, and quantityInStock. The stored procedure should insert a row in the </text:span></text:p></draw:text-box></draw:frame><draw:frame draw:style-name="gr4" draw:text-style-name="P8" svg:width="15.802cm" svg:height="0.472cm" svg:x="0.002cm" svg:y="0.974cm"><draw:text-box><text:p text:style-name="P7"><text:span text:style-name="T5">Product table only if the price is greater than 0 and the quantity is greater or equal to 0. If the </text:span></text:p></draw:text-box></draw:frame><draw:frame draw:style-name="gr5" draw:text-style-name="P8" svg:width="14.541cm" svg:height="0.472cm" svg:x="0.002cm" svg:y="1.461cm"><draw:text-box><text:p text:style-name="P7"><text:span text:style-name="T5">conditions are not satisfied, the stored procedure just terminates (no errors generated) </text:span></text:p></draw:text-box></draw:frame><draw:frame draw:style-name="gr6" draw:text-style-name="P8" svg:width="0.422cm" svg:height="0.472cm" svg:x="0.002cm" svg:y="1.947cm"><draw:text-box><text:p text:style-name="P7"><text:span text:style-name="T5"><text:s/></text:span></text:p></draw:text-box></draw:frame><draw:frame draw:style-name="gr7" draw:text-style-name="P8" svg:width="15.59cm" svg:height="0.472cm" svg:x="0.002cm" svg:y="2.434cm"><draw:text-box><text:p text:style-name="P7"><text:span text:style-name="T5">(iii). Create a function called spreturn that returns the total price of a product by passing the </text:span></text:p></draw:text-box></draw:frame><draw:frame draw:style-name="gr8" draw:text-style-name="P8" svg:width="3.758cm" svg:height="0.472cm" svg:x="0.002cm" svg:y="2.921cm"><draw:text-box><text:p text:style-name="P7"><text:span text:style-name="T5">quantity and barcode. </text:span></text:p></draw:text-box></draw:frame><draw:frame draw:style-name="gr9" draw:text-style-name="P9" svg:width="0.389cm" svg:height="0.479cm" svg:x="0.002cm" svg:y="3.41cm"><draw:text-box><text:p text:style-name="P7"><text:span text:style-name="T6"><text:s/></text:span></text:p></draw:text-box></draw:frame></draw:g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>1)</text:span></text:p>
      <text:p text:style-name="P4"><text:span text:style-name="T1"/></text:p>
      <text:p text:style-name="P1">mysql&gt; create database hitesh_lab_9;</text:p>
      <text:p text:style-name="Preformatted_20_Text">Query OK, 1 row affected (0.01 sec)</text:p>
      <text:p text:style-name="Preformatted_20_Text"/>
      <text:p text:style-name="Preformatted_20_Text">mysql&gt; use hitesh_lab_9</text:p>
      <text:p text:style-name="Preformatted_20_Text">Database changed</text:p>
      <text:p text:style-name="Preformatted_20_Text"/>
      <text:p text:style-name="Preformatted_20_Text">mysql&gt; CREATE TABLE EMP(</text:p>
      <text:p text:style-name="Preformatted_20_Text"><text:s text:c="4"/>-&gt; EMPNO INT PRIMARY KEY,</text:p>
      <text:p text:style-name="Preformatted_20_Text"><text:s text:c="4"/>-&gt; ENAME VARCHAR(20),</text:p>
      <text:p text:style-name="Preformatted_20_Text"><text:s text:c="4"/>-&gt; JOB VARCHAR(10),</text:p>
      <text:p text:style-name="Preformatted_20_Text"><text:s text:c="4"/>-&gt; DEPT VARCHAR(10),</text:p>
      <text:p text:style-name="Preformatted_20_Text"><text:s text:c="4"/>-&gt; DEPTNO INT,</text:p>
      <text:p text:style-name="Preformatted_20_Text"><text:s text:c="4"/>-&gt; SAL DECIMAL(7,2)</text:p>
      <text:p text:style-name="Preformatted_20_Text"><text:s text:c="4"/>-&gt; );</text:p>
      <text:p text:style-name="P3">Query OK, 0 rows affected (0.06 sec)</text:p>
      <text:p text:style-name="P1">mysql&gt; INSERT INTO EMP (EMPNO, ENAME, JOB, DEPT, DEPTNO, SAL) VALUES</text:p>
      <text:p text:style-name="Preformatted_20_Text"><text:s text:c="4"/>-&gt; (1001,’Ravi’,’Analyst’,’IT’, 10, 25000.00),</text:p>
      <text:p text:style-name="Preformatted_20_Text"><text:s text:c="4"/>-&gt; (1002,'Priya',’Manager’,’HR’, 20, 32000.00),</text:p>
      <text:p text:style-name="Preformatted_20_Text"><text:s text:c="4"/>-&gt; (1003,'Amit','Clerk','FIN',30, 15000.00);</text:p>
      <text:p text:style-name="Preformatted_20_Text">Query OK, 3 rows affected (0.01 sec)</text:p>
      <text:p text:style-name="Preformatted_20_Text">Records: 3 <text:s/>Duplicates: 0 <text:s/>Warnings: 0</text:p>
      <text:p text:style-name="Preformatted_20_Text"/>
      <text:p text:style-name="Preformatted_20_Text">mysql&gt; select * from EMP;</text:p>
      <text:p text:style-name="Preformatted_20_Text">+-------+-------+---------+------+--------+----------+</text:p>
      <text:p text:style-name="Preformatted_20_Text">| EMPNO | ENAME | JOB <text:s text:c="4"/>| DEPT | DEPTNO | SAL <text:s text:c="5"/>|</text:p>
      <text:p text:style-name="Preformatted_20_Text">+-------+-------+---------+------+--------+----------+</text:p>
      <text:p text:style-name="Preformatted_20_Text">| <text:s/>1001 | Ravi <text:s/>| Analyst | IT <text:s text:c="2"/>| <text:s text:c="4"/>10 | 25000.00 |</text:p>
      <text:p text:style-name="Preformatted_20_Text">| <text:s/>1002 | Priya | Manager | HR <text:s text:c="2"/>| <text:s text:c="4"/>20 | 32000.00 |</text:p>
      <text:p text:style-name="Preformatted_20_Text">| <text:s/>1003 | Amit <text:s/>| Clerk <text:s text:c="2"/>| FIN <text:s/>| <text:s text:c="4"/>30 | 15000.00 |</text:p>
      <text:p text:style-name="Preformatted_20_Text">+-------+-------+---------+------+--------+----------+</text:p>
      <text:p text:style-name="P3">3 rows in set (0.00 sec)</text:p>
      <text:p text:style-name="P5"/>
      <text:p text:style-name="P1">mysql&gt; START TRANSACTION;</text:p>
      <text:p text:style-name="Preformatted_20_Text">Query OK, 0 rows affected (0.00 sec)</text:p>
      <text:p text:style-name="Preformatted_20_Text"/>
      <text:p text:style-name="Preformatted_20_Text">mysql&gt; UPDATE EMP SET SAL = SAL + 1500 WHERE EMPNO = 1002;</text:p>
      <text:p text:style-name="Preformatted_20_Text">Query OK, 1 row affected (0.00 sec)</text:p>
      <text:p text:style-name="Preformatted_20_Text">Rows matched: 1 <text:s/>Changed: 1 <text:s/>Warnings: 0</text:p>
      <text:p text:style-name="Preformatted_20_Text"/>
      <text:p text:style-name="Preformatted_20_Text">mysql&gt; SELECT * FROM EMP;</text:p>
      <text:p text:style-name="Preformatted_20_Text">+-------+-------+---------+------+--------+----------+</text:p>
      <text:p text:style-name="Preformatted_20_Text">| EMPNO | ENAME | JOB <text:s text:c="4"/>| DEPT | DEPTNO | SAL <text:s text:c="5"/>|</text:p>
      <text:p text:style-name="Preformatted_20_Text">+-------+-------+---------+------+--------+----------+</text:p>
      <text:p text:style-name="Preformatted_20_Text">| <text:s/>1001 | Ravi <text:s/>| Analyst | IT <text:s text:c="2"/>| <text:s text:c="4"/>10 | 25000.00 |</text:p>
      <text:p text:style-name="Preformatted_20_Text">| <text:s/>1002 | Priya | Manager | HR <text:s text:c="2"/>| <text:s text:c="4"/>20 | 33500.00 |</text:p>
      <text:p text:style-name="Preformatted_20_Text">| <text:s/>1003 | Amit <text:s/>| Clerk <text:s text:c="2"/>| FIN <text:s/>| <text:s text:c="4"/>30 | 15000.00 |</text:p>
      <text:p text:style-name="Preformatted_20_Text">+-------+-------+---------+------+--------+----------+</text:p>
      <text:p text:style-name="Preformatted_20_Text">3 rows in set (0.00 sec)</text:p>
      <text:p text:style-name="Preformatted_20_Text"><text:soft-page-break/></text:p>
      <text:p text:style-name="Preformatted_20_Text">mysql&gt; ROLLBACK;</text:p>
      <text:p text:style-name="Preformatted_20_Text">Query OK, 0 rows affected (0.00 sec)</text:p>
      <text:p text:style-name="Preformatted_20_Text"/>
      <text:p text:style-name="Preformatted_20_Text">mysql&gt; SELECT * FROM EMP;</text:p>
      <text:p text:style-name="Preformatted_20_Text">+-------+-------+---------+------+--------+----------+</text:p>
      <text:p text:style-name="Preformatted_20_Text">| EMPNO | ENAME | JOB <text:s text:c="4"/>| DEPT | DEPTNO | SAL <text:s text:c="5"/>|</text:p>
      <text:p text:style-name="Preformatted_20_Text">+-------+-------+---------+------+--------+----------+</text:p>
      <text:p text:style-name="Preformatted_20_Text">| <text:s/>1001 | Ravi <text:s/>| Analyst | IT <text:s text:c="2"/>| <text:s text:c="4"/>10 | 25000.00 |</text:p>
      <text:p text:style-name="Preformatted_20_Text">| <text:s/>1002 | Priya | Manager | HR <text:s text:c="2"/>| <text:s text:c="4"/>20 | 32000.00 |</text:p>
      <text:p text:style-name="Preformatted_20_Text">| <text:s/>1003 | Amit <text:s/>| Clerk <text:s text:c="2"/>| FIN <text:s/>| <text:s text:c="4"/>30 | 15000.00 |</text:p>
      <text:p text:style-name="Preformatted_20_Text">+-------+-------+---------+------+--------+----------+</text:p>
      <text:p text:style-name="Preformatted_20_Text">3 rows in set (0.00 sec)</text:p>
      <text:p text:style-name="Preformatted_20_Text"/>
      <text:p text:style-name="Preformatted_20_Text">mysql&gt; UPDATE EMP SET SAL = SAL + 1500 WHERE EMPNO = 1002;</text:p>
      <text:p text:style-name="Preformatted_20_Text">Query OK, 1 row affected (0.01 sec)</text:p>
      <text:p text:style-name="Preformatted_20_Text">Rows matched: 1 <text:s/>Changed: 1 <text:s/>Warnings: 0</text:p>
      <text:p text:style-name="Preformatted_20_Text"/>
      <text:p text:style-name="Preformatted_20_Text">mysql&gt; COMMIT;</text:p>
      <text:p text:style-name="Preformatted_20_Text">Query OK, 0 rows affected (0.00 sec)</text:p>
      <text:p text:style-name="Preformatted_20_Text"/>
      <text:p text:style-name="Preformatted_20_Text">mysql&gt; SELECT * FROM EMP;</text:p>
      <text:p text:style-name="Preformatted_20_Text">+-------+-------+---------+------+--------+----------+</text:p>
      <text:p text:style-name="Preformatted_20_Text">| EMPNO | ENAME | JOB <text:s text:c="4"/>| DEPT | DEPTNO | SAL <text:s text:c="5"/>|</text:p>
      <text:p text:style-name="Preformatted_20_Text">+-------+-------+---------+------+--------+----------+</text:p>
      <text:p text:style-name="Preformatted_20_Text">| <text:s/>1001 | Ravi <text:s/>| Analyst | IT <text:s text:c="2"/>| <text:s text:c="4"/>10 | 25000.00 |</text:p>
      <text:p text:style-name="Preformatted_20_Text">| <text:s/>1002 | Priya | Manager | HR <text:s text:c="2"/>| <text:s text:c="4"/>20 | 33500.00 |</text:p>
      <text:p text:style-name="Preformatted_20_Text">| <text:s/>1003 | Amit <text:s/>| Clerk <text:s text:c="2"/>| FIN <text:s/>| <text:s text:c="4"/>30 | 15000.00 |</text:p>
      <text:p text:style-name="Preformatted_20_Text">+-------+-------+---------+------+--------+----------+</text:p>
      <text:p text:style-name="Preformatted_20_Text">3 rows in set (0.00 sec)</text:p>
      <text:p text:style-name="Preformatted_20_Text"/>
      <text:p text:style-name="Preformatted_20_Text">mysql&gt; ROLLBACK;</text:p>
      <text:p text:style-name="Preformatted_20_Text">Query OK, 0 rows affected (0.00 sec)</text:p>
      <text:p text:style-name="Preformatted_20_Text"/>
      <text:p text:style-name="Preformatted_20_Text">mysql&gt; SELECT * FROM EMP;</text:p>
      <text:p text:style-name="Preformatted_20_Text">+-------+-------+---------+------+--------+----------+</text:p>
      <text:p text:style-name="Preformatted_20_Text">| EMPNO | ENAME | JOB <text:s text:c="4"/>| DEPT | DEPTNO | SAL <text:s text:c="5"/>|</text:p>
      <text:p text:style-name="Preformatted_20_Text">+-------+-------+---------+------+--------+----------+</text:p>
      <text:p text:style-name="Preformatted_20_Text">| <text:s/>1001 | Ravi <text:s/>| Analyst | IT <text:s text:c="2"/>| <text:s text:c="4"/>10 | 25000.00 |</text:p>
      <text:p text:style-name="Preformatted_20_Text">| <text:s/>1002 | Priya | Manager | HR <text:s text:c="2"/>| <text:s text:c="4"/>20 | 33500.00 |</text:p>
      <text:p text:style-name="Preformatted_20_Text">| <text:s/>1003 | Amit <text:s/>| Clerk <text:s text:c="2"/>| FIN <text:s/>| <text:s text:c="4"/>30 | 15000.00 |</text:p>
      <text:p text:style-name="Preformatted_20_Text">+-------+-------+---------+------+--------+----------+</text:p>
      <text:p text:style-name="P3">3 rows in set (0.00 sec)</text:p>
      <text:p text:style-name="P6"><text:span text:style-name="T2">2)</text:span></text:p>
      <text:p text:style-name="P6"><text:span text:style-name="T2"/></text:p>
      <text:p text:style-name="P2"><text:span text:style-name="T3">mysql&gt; CREATE TABLE PRODUCT(</text:span></text:p>
      <text:p text:style-name="Preformatted_20_Text"><text:s text:c="4"/>-&gt; BARCODE INT PRIMARY KEY,</text:p>
      <text:p text:style-name="Preformatted_20_Text"><text:s text:c="4"/>-&gt; PNAME VARCHAR(20),</text:p>
      <text:p text:style-name="Preformatted_20_Text"><text:s text:c="4"/>-&gt; PRICE DECIMAL(7,2),</text:p>
      <text:p text:style-name="Preformatted_20_Text"><text:s text:c="4"/>-&gt; QUANTITY INT</text:p>
      <text:p text:style-name="Preformatted_20_Text"><text:s text:c="4"/>-&gt; );</text:p>
      <text:p text:style-name="P3">Query OK, 0 rows affected (0.05 sec)</text:p>
      <text:p text:style-name="P2"><text:span text:style-name="T3">mysql&gt; CREATE TABLE SALE(</text:span></text:p>
      <text:p text:style-name="Preformatted_20_Text"><text:s text:c="4"/>-&gt; SALEID INT PRIMARY KEY,</text:p>
      <text:p text:style-name="Preformatted_20_Text"><text:s text:c="4"/>-&gt; DELIVERY_ADDRESS VARCHAR(20),</text:p>
      <text:p text:style-name="Preformatted_20_Text"><text:s text:c="4"/>-&gt; CREDIT_CARD INT</text:p>
      <text:p text:style-name="Preformatted_20_Text"><text:s text:c="4"/>-&gt; );</text:p>
      <text:p text:style-name="P3">Query OK, 0 rows affected (0.06 sec)</text:p>
      <text:p text:style-name="P6"><text:span text:style-name="T4"/></text:p>
      <text:p text:style-name="P2"><text:soft-page-break/><text:span text:style-name="T3">mysql&gt; CREATE TABLE SALEITEM(</text:span></text:p>
      <text:p text:style-name="Preformatted_20_Text"><text:s text:c="4"/>-&gt; SALEID INT,</text:p>
      <text:p text:style-name="Preformatted_20_Text"><text:s text:c="4"/>-&gt; BARCODE INT,</text:p>
      <text:p text:style-name="Preformatted_20_Text"><text:s text:c="4"/>-&gt; QUANTITY INT,</text:p>
      <text:p text:style-name="Preformatted_20_Text"><text:s text:c="4"/>-&gt; FOREIGN KEY (SALEID) REFERENCES SALE(SALEID),</text:p>
      <text:p text:style-name="Preformatted_20_Text"><text:s text:c="4"/>-&gt; FOREIGN KEY (BARCODE) REFERENCES PRODUCT(BARCODE)</text:p>
      <text:p text:style-name="Preformatted_20_Text"><text:s text:c="4"/>-&gt; );</text:p>
      <text:p text:style-name="P3">Query OK, 0 rows affected (0.08 sec)</text:p>
      <text:p text:style-name="P6"><text:span text:style-name="T4"/></text:p>
      <text:p text:style-name="P2"><text:span text:style-name="T3">mysql&gt; INSERT INTO `PRODUCT` VALUES </text:span></text:p>
      <text:p text:style-name="Preformatted_20_Text"><text:s text:c="4"/>-&gt; (1, "Laptop", 60000, 10),</text:p>
      <text:p text:style-name="Preformatted_20_Text"><text:s text:c="4"/>-&gt; (2, "Desktop", 80000, 8),</text:p>
      <text:p text:style-name="Preformatted_20_Text"><text:s text:c="4"/>-&gt; (3, "iPad", 50000, 25),</text:p>
      <text:p text:style-name="Preformatted_20_Text"><text:s text:c="4"/>-&gt; (4, "Television", 10000, 30),</text:p>
      <text:p text:style-name="Preformatted_20_Text"><text:s text:c="4"/>-&gt; (5, "Dishwasher", 5000, 50);</text:p>
      <text:p text:style-name="Preformatted_20_Text">Query OK, 5 rows affected (0.01 sec)</text:p>
      <text:p text:style-name="Preformatted_20_Text">Records: 5 <text:s/>Duplicates: 0 <text:s/>Warnings: 0</text:p>
      <text:p text:style-name="Preformatted_20_Text"/>
      <text:p text:style-name="Preformatted_20_Text">mysql&gt; SELECT * FROM PRODUCT;</text:p>
      <text:p text:style-name="Preformatted_20_Text">+---------+------------+----------+----------+</text:p>
      <text:p text:style-name="Preformatted_20_Text">| BARCODE | PNAME <text:s text:c="5"/>| PRICE <text:s text:c="3"/>| QUANTITY |</text:p>
      <text:p text:style-name="Preformatted_20_Text">+---------+------------+----------+----------+</text:p>
      <text:p text:style-name="Preformatted_20_Text">| <text:s text:c="6"/>1 | Laptop <text:s text:c="4"/>| 60000.00 | <text:s text:c="6"/>10 |</text:p>
      <text:p text:style-name="Preformatted_20_Text">| <text:s text:c="6"/>2 | Desktop <text:s text:c="3"/>| 80000.00 | <text:s text:c="7"/>8 |</text:p>
      <text:p text:style-name="Preformatted_20_Text">| <text:s text:c="6"/>3 | iPad <text:s text:c="6"/>| 50000.00 | <text:s text:c="6"/>25 |</text:p>
      <text:p text:style-name="Preformatted_20_Text">| <text:s text:c="6"/>4 | Television | 10000.00 | <text:s text:c="6"/>30 |</text:p>
      <text:p text:style-name="Preformatted_20_Text">| <text:s text:c="6"/>5 | Dishwasher | <text:s/>5000.00 | <text:s text:c="6"/>50 |</text:p>
      <text:p text:style-name="Preformatted_20_Text">+---------+------------+----------+----------+</text:p>
      <text:p text:style-name="P3">5 rows in set (0.00 sec)</text:p>
      <text:p text:style-name="P2"><text:span text:style-name="T3">mysql&gt; INSERT INTO `SALE` VALUES</text:span></text:p>
      <text:p text:style-name="Preformatted_20_Text"><text:s text:c="4"/>-&gt; (1, "NIT-Trichy-Zircon", 100000),</text:p>
      <text:p text:style-name="Preformatted_20_Text"><text:s text:c="4"/>-&gt; (2, "NIT-Trichy-Opal", 50000),</text:p>
      <text:p text:style-name="Preformatted_20_Text"><text:s text:c="4"/>-&gt; (3, "BHEL", 10000),</text:p>
      <text:p text:style-name="Preformatted_20_Text"><text:s text:c="4"/>-&gt; (4, "Central", 5000),</text:p>
      <text:p text:style-name="Preformatted_20_Text"><text:s text:c="4"/>-&gt; (5, "Chatram", 5000);</text:p>
      <text:p text:style-name="Preformatted_20_Text">Query OK, 5 rows affected (0.01 sec)</text:p>
      <text:p text:style-name="Preformatted_20_Text">Records: 5 <text:s/>Duplicates: 0 <text:s/>Warnings: 0</text:p>
      <text:p text:style-name="P3"/>
      <text:p text:style-name="P2"><text:span text:style-name="T3">mysql&gt; SELECT * FROM SALE;</text:span></text:p>
      <text:p text:style-name="Preformatted_20_Text">+--------+-------------------+-------------+</text:p>
      <text:p text:style-name="Preformatted_20_Text">| SALEID | DELIVERY_ADDRESS <text:s/>| CREDIT_CARD |</text:p>
      <text:p text:style-name="Preformatted_20_Text">+--------+-------------------+-------------+</text:p>
      <text:p text:style-name="Preformatted_20_Text">| <text:s text:c="5"/>1 | NIT-Trichy-Zircon | <text:s text:c="5"/>100000 |</text:p>
      <text:p text:style-name="Preformatted_20_Text">| <text:s text:c="5"/>2 | NIT-Trichy-Opal <text:s text:c="2"/>| <text:s text:c="6"/>50000 |</text:p>
      <text:p text:style-name="Preformatted_20_Text">| <text:s text:c="5"/>3 | BHEL <text:s text:c="13"/>| <text:s text:c="6"/>10000 |</text:p>
      <text:p text:style-name="Preformatted_20_Text">| <text:s text:c="5"/>4 | Central <text:s text:c="10"/>| <text:s text:c="7"/>5000 |</text:p>
      <text:p text:style-name="Preformatted_20_Text">| <text:s text:c="5"/>5 | Chatram <text:s text:c="10"/>| <text:s text:c="7"/>5000 |</text:p>
      <text:p text:style-name="Preformatted_20_Text">+--------+-------------------+-------------+</text:p>
      <text:p text:style-name="P3">5 rows in set (0.00 sec)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2"><text:span text:style-name="T3">mysql&gt; DELIMITER $$</text:span></text:p>
      <text:p text:style-name="Preformatted_20_Text">mysql&gt; CREATE TRIGGER updateAvailableQuantity</text:p>
      <text:p text:style-name="Preformatted_20_Text"><text:s text:c="4"/>-&gt; AFTER INSERT ON SALEITEM</text:p>
      <text:p text:style-name="Preformatted_20_Text"><text:s text:c="4"/>-&gt; FOR EACH ROW</text:p>
      <text:p text:style-name="Preformatted_20_Text"><text:s text:c="4"/>-&gt; BEGIN</text:p>
      <text:p text:style-name="Preformatted_20_Text"><text:s text:c="4"/>-&gt; UPDATE PRODUCT</text:p>
      <text:p text:style-name="Preformatted_20_Text"><text:s text:c="4"/>-&gt; SET PRODUCT.QUANTITY = PRODUCT.QUANTITY - NEW.QUANTITY</text:p>
      <text:p text:style-name="Preformatted_20_Text"><text:s text:c="4"/>-&gt; WHERE PRODUCT.BARCODE = NEW.BARCODE;</text:p>
      <text:p text:style-name="Preformatted_20_Text"><text:s text:c="4"/>-&gt; END$$</text:p>
      <text:p text:style-name="Preformatted_20_Text">Query OK, 0 rows affected (0.01 sec)</text:p>
      <text:p text:style-name="Preformatted_20_Text"/>
      <text:p text:style-name="P3">mysql&gt; DELIMITER ;</text:p>
      <text:p text:style-name="P2">mysql&gt; DELIMITER $$</text:p>
      <text:p text:style-name="Preformatted_20_Text">mysql&gt; CREATE PROCEDURE spInsertProduct(</text:p>
      <text:p text:style-name="Preformatted_20_Text"><text:s text:c="4"/>-&gt; IN p_BarCode VARCHAR(50),</text:p>
      <text:p text:style-name="Preformatted_20_Text"><text:s text:c="4"/>-&gt; IN p_PName VARCHAR(100),</text:p>
      <text:p text:style-name="Preformatted_20_Text"><text:s text:c="4"/>-&gt; IN p_Price DECIMAL(10,2),</text:p>
      <text:p text:style-name="Preformatted_20_Text"><text:s text:c="4"/>-&gt; IN p_Quantity INT</text:p>
      <text:p text:style-name="Preformatted_20_Text"><text:s text:c="4"/>-&gt; )</text:p>
      <text:p text:style-name="Preformatted_20_Text"><text:s text:c="4"/>-&gt; BEGIN</text:p>
      <text:p text:style-name="Preformatted_20_Text"><text:s text:c="4"/>-&gt; IF p_Price &gt; 0 AND p_Quantity &gt;= 0 THEN</text:p>
      <text:p text:style-name="Preformatted_20_Text"><text:s text:c="4"/>-&gt; INSERT INTO Product VALUES(p_BarCode, p_PName, p_Price, p_Quantity);</text:p>
      <text:p text:style-name="Preformatted_20_Text"><text:s text:c="4"/>-&gt; END IF ;</text:p>
      <text:p text:style-name="Preformatted_20_Text"><text:s text:c="4"/>-&gt; END$$</text:p>
      <text:p text:style-name="Preformatted_20_Text">Query OK, 0 rows affected (0.01 sec)</text:p>
      <text:p text:style-name="Preformatted_20_Text"/>
      <text:p text:style-name="P3">mysql&gt; DELIMITER ;</text:p>
      <text:p text:style-name="P2">mysql&gt; DELIMITER $$</text:p>
      <text:p text:style-name="Preformatted_20_Text">mysql&gt; CREATE FUNCTION PRICE(QTY INT,NEW_BARCODE INT) RETURNS INT 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RETURN (SELECT PRICE FROM PRODUCT WHERE PRODUCT.BARCODE = NEW_BARCODE)*QTY;</text:p>
      <text:p text:style-name="Preformatted_20_Text"><text:s text:c="4"/>-&gt; END $$</text:p>
      <text:p text:style-name="Preformatted_20_Text">Query OK, 0 rows affected (0.01 sec)</text:p>
      <text:p text:style-name="Preformatted_20_Text"/>
      <text:p text:style-name="P3">mysql&gt; DELIMITER ;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ohit Devanagari2" svg:font-family="'Lohit Devanagari'"/>
    <style:font-face style:name="Symbol" svg:font-family="Symbol"/>
    <style:font-face style:name="Times New Roman" svg:font-family="'Times New Roman'"/>
    <style:font-face style:name="TimesNewRoman" svg:font-family="TimesNewRoman"/>
    <style:font-face style:name="TimesNewRomanPS" svg:font-family="TimesNewRomanP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12T10:41:06.359126923</meta:creation-date>
    <dc:date>2025-10-03T10:46:24.971029922</dc:date>
    <meta:editing-duration>PT22M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172" meta:word-count="1052" meta:character-count="6239" meta:non-whitespace-character-count="4894"/>
  </office:meta>
</office:document-meta>
</file>